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5159 bp</text:p>
      <text:p text:style-name="Preformatted_20_Text">Sequence 2: Masked <text:s text:c="4"/>15159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1</text:p>
      <text:p text:style-name="Preformatted_20_Text">Guide tree file created: <text:s text:c="2"/><text:a xlink:type="simple" xlink:href="https://www.genome.jp/tools-bin/pushfile?22040301001497o0X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88021</text:p>
      <text:p text:style-name="Preformatted_20_Text">Alignment Score 78552</text:p>
      <text:p text:style-name="Preformatted_20_Text"/>
      <text:p text:style-name="Preformatted_20_Text">CLUSTAL-Alignment file created <text:s/><text:a xlink:type="simple" xlink:href="https://www.genome.jp/tools-bin/pushfile?22040301001497o0X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301001497o0X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GATATCTGAGTGGTTGTGTATTTAGTTTGGTTTTTTTTTTTTCTGTTAATACTAAGTAT</text:p>
      <text:p text:style-name="Preformatted_20_Text">Masked <text:s text:c="9"/>TGATATCTGAGTGGTTGTGTATTTAGTTTGGTTTTTTTTTTTTCTGTTAATACTA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TGAAATAGTATTGTTAAATCAAATGCCTAAGCAGTTGCTGAACTGGAGATCTAAG</text:p>
      <text:p text:style-name="Preformatted_20_Text">Masked <text:s text:c="9"/>AAACTTGAAATAGTATTGTTAAATCAAATGCCTAAGCAGTTGCTGAACTGGAGATC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CAACTTGAAGACAGCCTTAGTACTCAATTCAGCAGGTCATGCAATTATATAAACC</text:p>
      <text:p text:style-name="Preformatted_20_Text">Masked <text:s text:c="9"/>AATTTCAACTTGAAGACAGCCTTAGTACTCAATTCAGCAGGTCATGCAATTATATA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GCACTTTCTGTAATGCAAAAAAAGCTATGAATTTAAATATTTGTCTCAAACTGG</text:p>
      <text:p text:style-name="Preformatted_20_Text">Masked <text:s text:c="9"/>TTTCTTGCACTTTCTGTAATGCAAAAAAAGCTATGAATTTAAATATTTGTCTCAAA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TAGAAACTTCTGGATATTAGACATCTATATAAAACTGTAGTATCTCAAGTGATGT</text:p>
      <text:p text:style-name="Preformatted_20_Text">Masked <text:s text:c="9"/>AAATGTAGAAACTTCTGGATATTAGACATCTATATAAAACTGTAGTATCTCAAGTGATG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CCTAATGACATTAAAAACAAGCAACTCTCATAGCAAACAAACATCTGTGTGGCTGTTG</text:p>
      <text:p text:style-name="Preformatted_20_Text">Masked <text:s text:c="9"/>TACCTAATGACATTAAAAACAAGCAACTCTCATAGCAAACAAACATCTGTGTGG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GTCCTTATAACTCAATTTTTTGGTCTAATTGACTCTATGATTTTTTTGGTGCTGG</text:p>
      <text:p text:style-name="Preformatted_20_Text">Masked <text:s text:c="9"/>ATTTTGTCCTTATAACTCAATTTTTTGGTCTAATTGACTCTATGATTTTTTTGG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AATTGTTTGTCTCACAGGTTCCTTACATAGCTGTTTGACAATGTACTCTGCAGTC</text:p>
      <text:p text:style-name="Preformatted_20_Text">Masked <text:s text:c="9"/>CTAAGAATTGTTTGTCTCACAGGTTCCTTACATAGCTGTTTGACAATGTACTCTGC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GTCTCAGGTCTGTTCAACACAAGTTGCTCCTCAAAGTTCTCAACTGATGTAGACT</text:p>
      <text:p text:style-name="Preformatted_20_Text">Masked <text:s text:c="9"/>TTTCTGTCTCAGGTCTGTTCAACACAAGTTGCTCCTCAAAGTTCTCAACTGATGT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TTAGACTGACTTTGTGTTTGCTGCTACTAATGTGTATAGCCAACAAGAATAAATG</text:p>
      <text:p text:style-name="Preformatted_20_Text">Masked <text:s text:c="9"/>TATATTTAGACTGACTTTGTGTTTGCTGCTACTAATGTGTATAGCCAACAAGAAT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TTTTATGTCTTAGGTAGCTGTCAGCCATAATTTTTGCTGACTAATTTAAAGTAAG</text:p>
      <text:p text:style-name="Preformatted_20_Text">Masked <text:s text:c="9"/>GGAAATTTTATGTCTTAGGTAGCTGTCAGCCATAATTTTTGCTGACTAATTTAAAG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GCTTACTTAAACCAATTGTTACTGGCAGTGATGACTATTATCTTGAAGAATTCTT</text:p>
      <text:p text:style-name="Preformatted_20_Text">Masked <text:s text:c="9"/>TTCTTGCTTACTTAAACCAATTGTTACTGGCAGTGATGACTATTATCTTGAAGAA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GAAGGCAGTTCATTTCCAGCTTGACGTATAGACCTTCAAAGAATCTCTTTTGGCT</text:p>
      <text:p text:style-name="Preformatted_20_Text">Masked <text:s text:c="9"/>ATTTGGAAGGCAGTTCATTTCCAGCTTGACGTATAGACCTTCAAAGAATCTCTTT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CAACATATAATTTTTGTATTTGGAGATACTGTCTAAGAAGGACTACACTTTTAA</text:p>
      <text:p text:style-name="Preformatted_20_Text">Masked <text:s text:c="9"/>GCAAGGCAACATATAATTTTTGTATTTGGAGATACTGTCTAAGAAGGACTACAC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CTATAAATCTGAAATAAGCTCCTAAATGATTATTTACTTTTCAAACTAAAATTAA</text:p>
      <text:p text:style-name="Preformatted_20_Text">Masked <text:s text:c="9"/>ATACACTATAAATCTGAAATAAGCTCCTAAATGATTATTTACTTTTCAAACTAA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CCTATGATGCTGTAGCTTGGCAATAGCTGTCAAGATCAATGAATTAGAGAATGGCT</text:p>
      <text:p text:style-name="Preformatted_20_Text">Masked <text:s text:c="9"/>TAGCCCTATGATGCTGTAGCTTGGCAATAGCTGTCAAGATCAATGAATTAGAGAA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TAGAAGGCACCTGCTGTGGATAGAGTTTCCACTCACTAGATCAGGCTGCCCAGAG</text:p>
      <text:p text:style-name="Preformatted_20_Text">Masked <text:s text:c="9"/>TTGGTTAGAAGGCANNNNNNNNNNNNNNNNNNNNNNNNNNNNNNNNNNNNNNNNNNNNNN</text:p>
      <text:p text:style-name="Preformatted_20_Text"><text:s text:c="16"/>************** <text:s text:c="45"/></text:p>
      <text:p text:style-name="Preformatted_20_Text"/>
      <text:p text:style-name="Preformatted_20_Text">Unmasked <text:s text:c="7"/>CCTCATCCATCTTGGCACTGAACACCTCCAGGGATGGAGCATTCACTGTTCTCTGG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GTGCTAGTGCTTCATCATCTTCTGTGTAAAGAATTTCCACCTAACCTGAATCTA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TTTAGGTTTAAAGCAATTCTGCCTCTTACTATCACTATCAGACTGTAAAAAGT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CCTTTCTGTTTATAAGCTCCCTTTAAAAACTCAAAGGCTGCAAAGAGATAGCCC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TCTTTTCTCCAGACTGAAGATCAGCTCCCTCTGCATTTATTCATAGGAGGAA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CCCTCTGAGAATCCTCAGGGCCTCCTCTGAACCCATTCCAAAAGCTCTGCAT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TCACTAATTGCTGGTTAGAAGGAGGTCTTAAAGAATGGTCGAAGATGCTTGTTGGT</text:p>
      <text:p text:style-name="Preformatted_20_Text">Masked <text:s text:c="9"/>NNNNTCACTAATTGCTGGTTAGAAGGAGGTCTTAAAGAATGGTCGAAGATGCTTGTTGGT</text:p>
      <text:p text:style-name="Preformatted_20_Text"><text:s text:c="20"/>********************************************************</text:p>
      <text:p text:style-name="Preformatted_20_Text"/>
      <text:p text:style-name="Preformatted_20_Text">Unmasked <text:s text:c="7"/>CAGTTAACTGAATTTAAATGGCTTATTCTGACTTACTTTCTTAAAGAACCATGCTCTGTA</text:p>
      <text:p text:style-name="Preformatted_20_Text">Masked <text:s text:c="9"/>CAGTTAACTGAATTTAAATGGCTTATTCTGACTTACTTTCTTAAAGAACCATGCT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GTGTATATACAGTGTTAGCTGAAGCAGATATGAAGAAACAGTACAATATTACAAG</text:p>
      <text:p text:style-name="Preformatted_20_Text">Masked <text:s text:c="9"/>TTGGTGTGTATATACAGTGTTAGCTGAAGCAGATATGAAGAAACAGTACAATATT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TGTGTCTCATATTCTTGCTCAACATGTGAATTTTATGCAATGGGACTCAGCGAATT</text:p>
      <text:p text:style-name="Preformatted_20_Text">Masked <text:s text:c="9"/>CACCTGTGTCTCATATTCTTGCTCAACATGTGAATTTTATGCAATGGGACTCAGC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ATTGCTGCATAAGATTTGTTTCTAGAGATGTAATCATCACAAATCAAAATTTGGA</text:p>
      <text:p text:style-name="Preformatted_20_Text">Masked <text:s text:c="9"/>GGATTATTGCTGCATAAGATTTGTTTCTAGAGATGTAATCATCACAAATCAAAAT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AGAAAAGAGAGCAAAAAAACTGTCTGCCTTATTCCACTCCTCAAAAAAAAAAGGGG</text:p>
      <text:p text:style-name="Preformatted_20_Text">Masked <text:s text:c="9"/>TAGGAGAAAAGAGAGCAAAAAAACTGTCTGCCTTATTCCACTCCTCAAAAAAAAAAG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AGGGAACAAAAAATGAATTTCTTTGATTGTGCAACATAGTGTATTGTTGTAATAG</text:p>
      <text:p text:style-name="Preformatted_20_Text">Masked <text:s text:c="9"/>GGGGGAGGGAACAAAAAATGAATTTCTTTGATTGTGCAACATAGTGTATTGTTGT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ATAAAGTTAGAGTCCAAATACTTAAGTAATATTTAGCTGCTATACAGCTGGTTAT</text:p>
      <text:p text:style-name="Preformatted_20_Text">Masked <text:s text:c="9"/>ATTACATAAAGTTAGAGTCCAAATACTTAAGTAATATTTAGCTGCTATACAGCTG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TTATTTCTGTCTTGGGATTGTGCCCTGTATATGGCGTCTTAAATTCTTTAATCT</text:p>
      <text:p text:style-name="Preformatted_20_Text">Masked <text:s text:c="9"/>TATGAATTATTTCTGTCTTGGGATTGTGCCCTGTATATGGCGTCTTAAATTCTTT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ACAACAAACTTCTGAATAAGAATAACCTTCTAGAGAGAGAGCTTTTGGTTGGGCT</text:p>
      <text:p text:style-name="Preformatted_20_Text">Masked <text:s text:c="9"/>GGATTACAACAAACTTCTGAATAAGAATAACCTTCTAGAGAGAGAGCTTTTGGTTG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GACAGAGTTTTGAAAAAGCTTCAAAACAAATATAGCATTGCTCTGTAGTATGAGG</text:p>
      <text:p text:style-name="Preformatted_20_Text">Masked <text:s text:c="9"/>CTGGTGACAGAGTTTTGAAAAAGCTTCAAAACAAATATAGCATTGCTCTGTAGTAT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ATCATTAACCTAGAAAGGTGCAGAGGGGAATTGCTTTGGAGTGGGTGGATACTCA</text:p>
      <text:p text:style-name="Preformatted_20_Text">Masked <text:s text:c="9"/>GCAGCATCATTAACCTAGAAAGGTGCAGAGGGGAATTGCTTTGGAGTGGGTGGATACT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CCTAAAAGACCAAAACTGGAGTAAATTATGAAGAGTAATCCAGGCAAGTTAGATTTCAA</text:p>
      <text:p text:style-name="Preformatted_20_Text">Masked <text:s text:c="9"/>GCCTAAAAGACCAAAACTGGAGTAAATTATGAAGAGTAATCCAGGCAAGTTAGATT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TCATCATTCTTCTGTTGTGCAGCGTTGCTACCTGTGAAGGGAAGGTCACCCAAAAG</text:p>
      <text:p text:style-name="Preformatted_20_Text">Masked <text:s text:c="9"/>TACCTCATCATTCTTCTGTTGTGCAGCGTTGCTACCTGTGAAGGGAAGGTCACCC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GGCCTTAATTTTTAAACGAACGAATCATCCTACAGTACCTTGGCATATACAGTCTA</text:p>
      <text:p text:style-name="Preformatted_20_Text">Masked <text:s text:c="9"/>TATTGGCCTTAATTTTTAAACGAACGAATCATCCTACAGTACCTTGGCATATACAG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CAAGAGACCCATTTTTCTATAAAGTGATAGCTTTTCACTTAATAAGAGCCAGGAG</text:p>
      <text:p text:style-name="Preformatted_20_Text">Masked <text:s text:c="9"/>AATGTCAAGAGACCCATTTTTCTATAAAGTGATAGCTTTTCACTTAATAAGAGCCA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TAATGTTTGAAACTGGGCACTGAAATAAAGAGTCACACTAGAAAGTATAAGCTGT</text:p>
      <text:p text:style-name="Preformatted_20_Text">Masked <text:s text:c="9"/>TTTCATAATGTTTGAAACTGGGCACTGAAATAAAGAGTCACACTAGAAAGTATAA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GAAACCTAACTGGTAAAGTATTAAACTCAGCAAGATAGCTACGCACTTGTCTACT</text:p>
      <text:p text:style-name="Preformatted_20_Text">Masked <text:s text:c="9"/>CATCTGAAACCTAACTGGTAAAGTATTAAACTCAGCAAGATAGCTACGCACTTGT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CAACTGTAAGTTAGCCTACTAGCAAATAACATGTTTATTCATGAGCTTTCTTTT</text:p>
      <text:p text:style-name="Preformatted_20_Text">Masked <text:s text:c="9"/>TTTTTCCAACTGTAAGTTAGCCTACTAGCAAATAACATGTTTATTCATGAGCTT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GGGAAAATACTTAGACATTTATTTAGGCTTAAAGATAATTCCACAAGCTTCATAA</text:p>
      <text:p text:style-name="Preformatted_20_Text">Masked <text:s text:c="9"/>AACTCGGGAAAATACTTAGACATTTATTTAGGCTTAAAGATAATTCCACAAGCTT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GAAATTAGAAAGGCATATTAAGTGCTGTGACAGTTTGAAATGTGCTGCTATGCCT</text:p>
      <text:p text:style-name="Preformatted_20_Text">Masked <text:s text:c="9"/>GCTCAGAAATTAGAAAGGCATATTAAGTGCTGTGACAGTTTGAAATGTGCTGCTAT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TAATTATGAAGATCATGGTCACTGTCTGAAAAGGGGAACTGCAGATGTTTGCT</text:p>
      <text:p text:style-name="Preformatted_20_Text">Masked <text:s text:c="9"/>TTTTCTTTAATTATGAAGATCATGGTCACTGTCTGAAAAGGGGAACTGCAGATG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TATTGTTTGATTCTCTTCAATAACGTGACCCACCAGAGGAGCGTGAGCATGCACAA</text:p>
      <text:p text:style-name="Preformatted_20_Text">Masked <text:s text:c="9"/>CTATTATTGTTTGATTCTCTTCAATAACGTGACCCACCAGAGGAGCGTGAGCATG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AAAAAGGGAAAAGAACTGTCTCAGTAAAACTTCCAAGTTTTTTCTCATGTAATT</text:p>
      <text:p text:style-name="Preformatted_20_Text">Masked <text:s text:c="9"/>AGATTTAAAAAGGGAAAAGAACTGTCTCAGTAAAACTTCCAAGTTTTTTCTCATG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CCAGCAAAGAAAAGTTACACAGTTGTTAATCTAAGTAACAAGTACTCTTATGAAA</text:p>
      <text:p text:style-name="Preformatted_20_Text">Masked <text:s text:c="9"/>TTAAGCCAGCAAAGAAAAGTTACACAGTTGTTAATCTAAGTAACAAGTACTCTT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GCAGGAAACAGCTAGAAAATGCTTTTAAAATATTGATCTACTGTTTAAATACAAA</text:p>
      <text:p text:style-name="Preformatted_20_Text">Masked <text:s text:c="9"/>GAGAGGCAGGAAACAGCTAGAAAATGCTTTTAAAATATTGATCTACTGTTTAAAT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ATGTGATTTTGGTATGATGCCCAGGACTATACTGGCATGGGTTTTTTTTTTACAG</text:p>
      <text:p text:style-name="Preformatted_20_Text"><text:soft-page-break/>Masked <text:s text:c="9"/>CTCTGATGTGATTTTGGTATGATGCCCAGGACTATACTGGCATGGGTTTTTTTTT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CTTCAGAAAAAGCTTTCCACAAGAAGATGACAGTACTGAAGGCTGGATCTCCAATAGA</text:span></text:p>
      <text:p text:style-name="Preformatted_20_Text">Masked <text:s text:c="9"/><text:span text:style-name="T1">CTCTTCAGAAAAAGCTTTCCACAAGAAGATGACAGTACTGAAGGCTGGATCTCCAAT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GAAAGATGAGCAGCTGAAGTCCATGGGTACACTGGGACCCATGCACCTATAAAAAC</text:span>GG</text:p>
      <text:p text:style-name="Preformatted_20_Text">Masked <text:s text:c="9"/><text:span text:style-name="T1">GTGAAAGATGAGCAGCTGAAGTCCATGGGTACACTGGGACCCATGCACCTATAAAAAC</text:span>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TATAGCTGAACATCTTCATATCAAATAACAAACAATCAAAAAAGCATTATCTGTT</text:p>
      <text:p text:style-name="Preformatted_20_Text">Masked <text:s text:c="9"/>TAAGCTATAGCTGAACATCTTCATATCAAATAACAAACAATCAAAAAAGCATTA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GGAAAATATCAGATTGCAGCTCCTAGAATAGCATATTCGTGATTTGATGGAACCCA</text:p>
      <text:p text:style-name="Preformatted_20_Text">Masked <text:s text:c="9"/>TATGGGAAAATATCAGATTGCAGCTCCTAGAATAGCATATTCGTGATTTGATGGA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ATTTCAGACCTGAACCCACAATAATAAGGGAAGACTGCGTCCAGGTATACAAAAC</text:p>
      <text:p text:style-name="Preformatted_20_Text">Masked <text:s text:c="9"/>TAGTCATTTCAGACCTGAACCCACAATAATAAGGGAAGACTGCGTCCAGGTATAC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AAGTATTCTTACTGAAAGTTTTTGTTGAAAGAAAAAGATTTTTATGGCCTTGTGG</text:p>
      <text:p text:style-name="Preformatted_20_Text">Masked <text:s text:c="9"/>TAGTCAAGTATTCTTACTGAAAGTTTTTGTTGAAAGAAAAAGATTTTTATGGCCT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CCTATTAAGAATACAACTTTTTCCCATTTTAAGCATTAAAATAGTGATCTTTTCA</text:p>
      <text:p text:style-name="Preformatted_20_Text">Masked <text:s text:c="9"/>ATATTCCTATTAAGAATACAACTTTTTCCCATTTTAAGCATTAAAATAGTGATCT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GAATAGATTTTTCTTTTCTTAGGGACCTCTTTTGAGCTTACAAATAAATAAATAAA</text:p>
      <text:p text:style-name="Preformatted_20_Text">Masked <text:s text:c="9"/>ATGAGAATAGATTTTTCTTTTCTTAGGGACCTCTTTTGAGCTTACNNNNNNNNNNNNNNN</text:p>
      <text:p text:style-name="Preformatted_20_Text"><text:s text:c="16"/>********************************************* <text:s text:c="14"/></text:p>
      <text:p text:style-name="Preformatted_20_Text"/>
      <text:p text:style-name="Preformatted_20_Text">Unmasked <text:s text:c="7"/>TAAATAAATAAAAGACTTGAAAACAGATAAAATATTTATAATGCATTTTTTCCCTGAATT</text:p>
      <text:p text:style-name="Preformatted_20_Text">Masked <text:s text:c="9"/>NNNNNNNNNNNNAGACTTGAAAACAGATAAAATATTTATAATGCATTTTTTCCCTGAATT</text:p>
      <text:p text:style-name="Preformatted_20_Text"><text:s text:c="28"/>************************************************</text:p>
      <text:p text:style-name="Preformatted_20_Text"/>
      <text:p text:style-name="Preformatted_20_Text">Unmasked <text:s text:c="7"/>CAAAATAATGAAAATAATGAGATAAATAAATAAAGAAAAATAAGCACCTCCATATACTTA</text:p>
      <text:p text:style-name="Preformatted_20_Text">Masked <text:s text:c="9"/>CANNNNNNNNNNNNNNNNNNNNNNNNNNNNNNNNNNNNAATAAGCACCTCCATATACTTA</text:p>
      <text:p text:style-name="Preformatted_20_Text"><text:s text:c="16"/>** <text:s text:c="35"/>**********************</text:p>
      <text:p text:style-name="Preformatted_20_Text"/>
      <text:p text:style-name="Preformatted_20_Text">Unmasked <text:s text:c="7"/>AGATTTTATTTTATTTTATTTTTTACAGCAAAAGCTGTGCCAATAGATTTTCAACCAATA</text:p>
      <text:p text:style-name="Preformatted_20_Text">Masked <text:s text:c="9"/>AGATTTTATTTTATTTTATTTTTTACAGCAAAAGCTGTGCCAATAGATTTTCAACC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ACTGACGATGCTATTTTTGAATAGTTCTAAGTTCAGTTGAACATTCCTTAGTTCT</text:p>
      <text:p text:style-name="Preformatted_20_Text">Masked <text:s text:c="9"/>ATTTCACTGACGATGCTATTTTTGAATAGTTCTAAGTTCAGTTGAACATTCCTTA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GCTCCCTTTTCTCTCTAAACATATCAAAACTTTTATTTATATTTCAAG<text:span text:style-name="T1">TTTCACAC</text:span></text:p>
      <text:p text:style-name="Preformatted_20_Text">Masked <text:s text:c="9"/>GGTAGCTCCCTTTTCTCTCTAAACATATCAAAACTTTTATTTATATTTCAAG<text:span text:style-name="T1">TTTCA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AAAGTGTTGAAGAGTTCAGACAGTTTGGCAGAAAAACATGCATGGTGGACAAGAAGCT</text:span></text:p>
      <text:p text:style-name="Preformatted_20_Text">Masked <text:s text:c="9"/><text:span text:style-name="T1">TAAAAGTGTTGAAGAGTTCAGACAGTTTGGCAGAAAAACATGCATGGTGGACAAGAAGCT</text:span>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<text:span text:style-name="T1">GGATTTGAGCCAGCAGTGTGCACTTGCAGCCCAGTAGTCCCACTATATCCTGGGCTGCAT</text:span></text:p>
      <text:p text:style-name="Preformatted_20_Text">Masked <text:s text:c="9"/><text:span text:style-name="T1">GGATTTGAGCCAGCAGTGTGCACTTGCAGCCCAGTAGTCCCACTATATCCTGGGCTGC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NCA</text:span>GTGTGCACTTGCAGCCCAGTAGTCCCACTATATCCTGGGCTGCATTGAAGAAGGG</text:p>
      <text:p text:style-name="Preformatted_20_Text">Masked <text:s text:c="9"/><text:span text:style-name="T1">TGNCA</text:span>NNNNNNNNNNNNNNNNNNNNNNNNNNNNNNNNNNNNNNNNNNNNNNNNNNNNNNN</text:p>
      <text:p text:style-name="Preformatted_20_Text"><text:s text:c="16"/>***** <text:s text:c="54"/></text:p>
      <text:p text:style-name="Preformatted_20_Text"/>
      <text:p text:style-name="Preformatted_20_Text">Unmasked <text:s text:c="7"/>GTGGCCAGCAGGGAGAGAGAGGGGATTGTCCCCCTCTACTCAGCTCTTGTAAGGCC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GTACTGCATCCAGACCTGGGACCTCCAGCACAAGGAAGGCACAGAGCTCTT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GTCCAGAGGAGGGCCACTAAGATGATCAGAGGGCTGGAGCATCTCTTCTATGAG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TTGAGGGAACTGGGCTCCTTTAGCTTGGAGAACAGGGAGACCTCATTGTTACC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ATGTGAAGGGAGCGAATAAACAGGAGGGGGAACAATTGTTTACACAGGTTGAT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GGACAAGGGGAAATGGTTTTCAGCTAAGACAGGGAAGGTTGAGGTTAGATGCT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AGTTTTTCACTGAGAGGGTGGTGATGCACTGGAACAGGTTGCCCAGAGGTTGT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CCATCCCTGGAGGCATTCAAAGCAAGGCTGGATGTGGCTCTGGGCAGCCTGCTCT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GCTGGTGACCCTGCTCACAGCAGGGGGACTGAAAACAGATATCTTTAATGTCCT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CT<text:span text:style-name="T1">GGGTTGTTTTACAGTACATAAAGATGTGAAGCTGACCATGTCCGTCCCAAAGAAC</text:span></text:p>
      <text:p text:style-name="Preformatted_20_Text">Masked <text:s text:c="9"/>NNNNN<text:span text:style-name="T1">GGGTTGTTTTACAGTACATAAAGATGTGAAGCTGACCATGTCCGTCCCAAAGAAC</text:span>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<text:span text:style-name="T1">CAGAACCAGACTATGGCACTGGCTTTCAATGTAAATTGT</text:span>AAGTTGTGGTTTTGTTTTTGT</text:p>
      <text:p text:style-name="Preformatted_20_Text">Masked <text:s text:c="9"/><text:span text:style-name="T1">CAGAACCAGACTATGGCACTGGCTTTCAATGTAAATTGT</text:span>AAGTTGTGGTTTTGTT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TAGTGAGTTGTGTAATAATTCAAATCACATTTTACTCAGTTCTCTGAAGAAGTTCA</text:p>
      <text:p text:style-name="Preformatted_20_Text">Masked <text:s text:c="9"/>GCCATAGTGAGTTGTGTAATAATTCAAATCACATTTTACTCAGTTCTCTGAAGA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GTTTCTGTTTAAGTCAAACTGGATGTACAAAAAGGGGCATATGTTTCAGTATTTTT</text:p>
      <text:p text:style-name="Preformatted_20_Text">Masked <text:s text:c="9"/>ACCAGTTTCTGTTTAAGTCAAACTGGATGTACAAAAAGGGGCATATGTTTCAGTATT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AAGTAGGGAATGCTTTCCCAAAGCAGTGCTAGAGGTTAAAGAGAGCAGTCAGTATGTA</text:p>
      <text:p text:style-name="Preformatted_20_Text">Masked <text:s text:c="9"/>TCAAGTAGGGAATGCTTTCCCAAAGCAGTGCTAGAGGTTAAAGAGAGCAGTCAGT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TGTGGATTGCAAAGCCATAAGACAAAACCAAAACACAAAAAATGATTAAGAAAGGG</text:p>
      <text:p text:style-name="Preformatted_20_Text">Masked <text:s text:c="9"/>GACATGTGGATTGCAAAGCCATAAGACAAAACCAAAACACAAAAAATGATTAAGAA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TTCCACTCATCACTCATTATAACTTTGATCAGATTTAAATTATTTTCCTGAATTT</text:p>
      <text:p text:style-name="Preformatted_20_Text">Masked <text:s text:c="9"/>GTACATTCCACTCATCACTCATTATAACTTTGATCAGATTTAAATTATTTTCCTG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TCAATGTTTTAAAACTAACCATAATATGAGTGTTCTTTCTTCTGTCATACACACA</text:p>
      <text:p text:style-name="Preformatted_20_Text">Masked <text:s text:c="9"/>TTCACTCAATGTTTTAAAACTAACCATAATATGAGTGTTCTTTCTTCTGTCATAC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TGTAAGAAAACTAATGAAAGGGATATGGAGGTTTAGTGTCTGAAGTGATATGGTAC</text:p>
      <text:p text:style-name="Preformatted_20_Text">Masked <text:s text:c="9"/>AGACTGTAAGAAAACTAATGAAAGGGATATGGAGGTTTAGTGTCTGAAGTGATATG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AGCTGGGTACAAGGAAGATGCTAGATTCAAAGATCTGAATTTGTAAAGCAATACA</text:p>
      <text:p text:style-name="Preformatted_20_Text">Masked <text:s text:c="9"/>ATTCTAGCTGGGTACAAGGAAGATGCTAGATTCAAAGATCTGAATTTGTAAAGCA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TGCCATATGAATTAATGTAATTTTCGAGAAACTTCACAAATAAACTAGCAGAAGTT</text:p>
      <text:p text:style-name="Preformatted_20_Text">Masked <text:s text:c="9"/>GGTATGCCATATGAATTAATGTAATTTTCGAGAAACTTCACAAATAAACTAGCAG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TAATAATACTAACCAAAGCAGAAAAGGAGAGATGGTAGATGAATTTATAGACCCA</text:p>
      <text:p text:style-name="Preformatted_20_Text">Masked <text:s text:c="9"/>AATGGTAATAATACTAACCAAAGCAGAAAAGGAGAGATGGTAGATGAATTTATAG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ACTGTTTATATTGTCTTTTTCTCAAATACTGAAAAGTCCAAATGTAGAATGAAAAA</text:p>
      <text:p text:style-name="Preformatted_20_Text">Masked <text:s text:c="9"/>AGTCACTGTTTATATTGTCTTTTTCTCAAATACTGAAAAGTCCAAATGTAGAAT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TGTTTAATTATTTGTTCACAGCTACTGCATGACACCTACAGGTGAATTAGTTAC</text:p>
      <text:p text:style-name="Preformatted_20_Text">Masked <text:s text:c="9"/>TTAGAATGTTTAATTATTTGTTCACAGCTACTGCATGACACCTACAGGTGAATTAG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TATTAACATATGTTGTTTTATTACAATGGAGCTACATTTATCTCAAATCTTTAAA</text:p>
      <text:p text:style-name="Preformatted_20_Text">Masked <text:s text:c="9"/>TATAATATTAACATATGTTGTTTTATTACAATGGAGCTACATTTATCTCAAATC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TTGTAGAAAAAATTGTGCATAACCTCTGATACCAGACCTCAGTATAATTATTTT</text:p>
      <text:p text:style-name="Preformatted_20_Text">Masked <text:s text:c="9"/>AAATGGTTGTAGAAAAAATTGTGCATAACCTCTGATACCAGACCTCAGTATAATT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TTTTACTTTAGAACGCCAATCATTATTGTTCATATCCTCCAAACAGCAATAATTT</text:p>
      <text:p text:style-name="Preformatted_20_Text">Masked <text:s text:c="9"/>TTCACTTTTACTTTAGAACGCCAATCATTATTGTTCATATCCTCCAAACAGCAA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ATAAGAAATAATTATTTGATGATATTGAATTAATATTTTCCTGTACTAGTTTGT</text:p>
      <text:p text:style-name="Preformatted_20_Text">Masked <text:s text:c="9"/>AAACAAATAAGAAATAATTATTTGATGATATTGAATTAATATTTTCCTGTACTAG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AGAGCAGTTCTCCCACAGCTTACTTTTCTTAACTGTCTCAGTAAACTGAAGTAGT</text:p>
      <text:p text:style-name="Preformatted_20_Text">Masked <text:s text:c="9"/>AATTGAGAGCAGTTCTCCCACAGCTTACTTTTCTTAACTGTCTCAGTAAACTGAAGTA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TATGGCATGTTTTTCTTTTTATTTGATGGTAGGAGAGTGAAAATTGCTTGTTAAGTAA</text:p>
      <text:p text:style-name="Preformatted_20_Text">Masked <text:s text:c="9"/>AATATGGCATGTTTTTCTTTTTATTTGATGGTAGGAGAGTGAAAATTGCTTGTTA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AATAAGAAGGGAAAGATCTCAGTGAAGAATAGCTGGGGGGTATCAATAAATGTT</text:p>
      <text:p text:style-name="Preformatted_20_Text">Masked <text:s text:c="9"/>TGAAAGAATAAGAAGGGAAAGATCTCAGTGAAGAATAGCTGGGGGGTATCAATAA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GAAAAAAAAAAAAAAAAAGGATTTATTTTTATATTTG<text:span text:style-name="T1">ATTGATGCATAGAGTGAC</text:span></text:p>
      <text:p text:style-name="Preformatted_20_Text">Masked <text:s text:c="9"/>CATCTGNNNNNNNNNNNNNNNNNGGATTTATTTTTATATTTG<text:span text:style-name="T1">ATTGATGCATAGAGTGAC</text:span></text:p>
      <text:p text:style-name="Preformatted_20_Text"><text:s text:c="16"/>****** <text:s text:c="16"/>*************************************</text:p>
      <text:p text:style-name="Preformatted_20_Text"/>
      <text:p text:style-name="Preformatted_20_Text">Unmasked <text:s text:c="7"/><text:span text:style-name="T1">AATTTGTGTCTAACAAAGATGATAACTGTGGAGATTTTTCTAATGAAGGCAACTGTAAAC</text:span></text:p>
      <text:p text:style-name="Preformatted_20_Text">Masked <text:s text:c="9"/><text:span text:style-name="T1">AATTTGTGTCTAACAAAGATGATAACTGTGGAGATTTTTCTAATGAAGGCAACTGTAA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TACCACAGTCACCATGCCATAATGATCACACTGACAGGCAGGAAAGGCAAGAGTATG</text:span></text:p>
      <text:p text:style-name="Preformatted_20_Text">Masked <text:s text:c="9"/><text:span text:style-name="T1">CTGTACCACAGTCACCATGCCATAATGATCACACTGACAGGCAGGAAAGGCAAGAGT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ATGAACAA</text:span>AAACATGGTTTTGGGCACTGTGAAAACTCTAGAACTGTCTCCAAAAGTAA</text:p>
      <text:p text:style-name="Preformatted_20_Text">Masked <text:s text:c="9"/><text:span text:style-name="T1">TGATGAACAA</text:span>AAACATGGTTTTGGGCACTGTGAAAACTCTAGAACTGTCTCCAAA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ACACTGGGGCATACAAGCATTCCCTGAAGTGGAATCATGTTCTCATTTGTGTAT</text:p>
      <text:p text:style-name="Preformatted_20_Text">Masked <text:s text:c="9"/>CAGAAAACACTGGGGCATACAAGCATTCCCTGAAGTGGAATCATGTTCTCATTTG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TGCAGCATAACTTCTGGAAAAACATCTGACAACTGTTTATGTTGTGTACTTGAAG</text:p>
      <text:p text:style-name="Preformatted_20_Text">Masked <text:s text:c="9"/>TGAAATGCAGCATAACTTCTGGAAAAACATCTGACAACTGTTTATGTTGTGTACT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AAATAGTTATCTAGACTGAATACTAAGTAAATCAATCATTATGCTAGTATGCAGA</text:p>
      <text:p text:style-name="Preformatted_20_Text">Masked <text:s text:c="9"/>GAGATAAATAGTTATCTAGACTGAATACTAAGTAAATCAATCATTATGCTAGTAT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TATATAGATATGACATGAATATTCTTACAGGTAGTATTTAAATATTAAATATATGT</text:p>
      <text:p text:style-name="Preformatted_20_Text">Masked <text:s text:c="9"/>ATCATATATAGATATGACATGAATATTCTTACAGGTAGTATNNNNNNNNNNNNNNNNNNN</text:p>
      <text:p text:style-name="Preformatted_20_Text"><text:s text:c="16"/>***************************************** <text:s text:c="18"/></text:p>
      <text:p text:style-name="Preformatted_20_Text"/>
      <text:p text:style-name="Preformatted_20_Text">Unmasked <text:s text:c="7"/>ATATTTAAATATTAAATATATATGTATAATTTAAANNNNNNNNNNNNNNNNATATATGTA</text:p>
      <text:p text:style-name="Preformatted_20_Text">Masked <text:s text:c="9"/>NNNNNNNNNNNNNNNNNNNNNNNNNNNNNNNNNNNNNNNNNNNNNNNNNNNNNNNNNNNN</text:p>
      <text:p text:style-name="Preformatted_20_Text"><text:s text:c="51"/>**************** <text:s text:c="8"/></text:p>
      <text:p text:style-name="Preformatted_20_Text"/>
      <text:p text:style-name="Preformatted_20_Text">Unmasked <text:s text:c="7"/>TAATTTAAATAAATGTGTATATATATATACTTTTTTTTTTTAAGTAACATTTCATAAGGA</text:p>
      <text:p text:style-name="Preformatted_20_Text">Masked <text:s text:c="9"/>NNNNNNNNNNNNNNNNNNNNNNNNNNNNNCTTTTTTTTTTTAAGTAACATTTCATAAGGA</text:p>
      <text:p text:style-name="Preformatted_20_Text"><text:s text:c="45"/>*******************************</text:p>
      <text:p text:style-name="Preformatted_20_Text"/>
      <text:p text:style-name="Preformatted_20_Text">Unmasked <text:s text:c="7"/>ATCAGTCATTCCCAGTTACTTAACTTACATACTGCCTGCAGCTTTTGTTTTTCAGTATTA</text:p>
      <text:p text:style-name="Preformatted_20_Text">Masked <text:s text:c="9"/>ATCAGTCATTCCCAGTTACTTAACTTACATACTGCCTGCAGCTTTTGTTTTTCAG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CCTCATTTCCTCAGAAACTGAAACAGATGAAAATAGAATATACTACAGTACCACCT</text:p>
      <text:p text:style-name="Preformatted_20_Text">Masked <text:s text:c="9"/>CATTCCTCATTTCCTCAGAAACTGAAACAGATGAAAATAGAATATACTACAGTACC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TGAGATGAAAAGGGTGCAGCCTGCATTCCATTGTGGTACAGCATGACTACCCAAC</text:p>
      <text:p text:style-name="Preformatted_20_Text"><text:soft-page-break/>Masked <text:s text:c="9"/>TGTGTTGAGATGAAAAGGGTGCAGCCTGCATTCCATTGTGGTACAGCATGACTACC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ATCCTTTGTAGCAAGGAGAAATAAGCTCTACTGGCATTTGCAGAAGCATGGGTTTT</text:p>
      <text:p text:style-name="Preformatted_20_Text">Masked <text:s text:c="9"/>ACTCATCCTTTGTAGCAAGGAGAAATAAGCTCTACTGGCATTTGCAGAAGCATGGGNNNN</text:p>
      <text:p text:style-name="Preformatted_20_Text"><text:s text:c="16"/>******************************************************** <text:s text:c="3"/></text:p>
      <text:p text:style-name="Preformatted_20_Text"/>
      <text:p text:style-name="Preformatted_20_Text">Unmasked <text:s text:c="7"/>TATTATTATTATGTCTATTTTATTTTATATGTCTATTCTAATAAATTACTGAAAGCTTTC</text:p>
      <text:p text:style-name="Preformatted_20_Text">Masked <text:s text:c="9"/>NNNNNNNNNNNNNNNNNNNNNNNNNNNNATGTCTATTCTAATAAATTACTGAAAGCTTTC</text:p>
      <text:p text:style-name="Preformatted_20_Text"><text:s text:c="44"/>********************************</text:p>
      <text:p text:style-name="Preformatted_20_Text"/>
      <text:p text:style-name="Preformatted_20_Text">Unmasked <text:s text:c="7"/>ATGAGACTAGTGTATAAGTTTAGTAGTGATGCTGGCAACTTGCATGCCTTGTTACCCGTT</text:p>
      <text:p text:style-name="Preformatted_20_Text">Masked <text:s text:c="9"/>ATGAGACTAGTGTATAAGTTTAGTAGTGATGCTGGCAACTTGCATGCCTTGTTACCC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CACTCAGCTAGGTACAGGGACATGTATCAACCATAAATATTGTGGTCCTTGGTAA</text:p>
      <text:p text:style-name="Preformatted_20_Text">Masked <text:s text:c="9"/>TTCCACACTCAGCTAGGTACAGGGACATGTATCAACCATAAATATTGTGGTCCTTG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AAAACTTTACAGATAGAATACGATAGAATGTGATAGAAAGGCAAAACAAACAAGC</text:p>
      <text:p text:style-name="Preformatted_20_Text">Masked <text:s text:c="9"/>GACTGAAAACTTTACAGATAGAATACGATAGAATGTGATAGAAAGGCA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AAACAAACAAACACATTATGGAATCCTCAAAGGAGCAATTGTTTCCATAGGCATCTGCTG</text:p>
      <text:p text:style-name="Preformatted_20_Text">Masked <text:s text:c="9"/>NNNNNNNNNNNNNCATTATGGAATCCTCAAAGGAGCAATTGTTTCCATAGGCATCTGCTG</text:p>
      <text:p text:style-name="Preformatted_20_Text"><text:s text:c="29"/>***********************************************</text:p>
      <text:p text:style-name="Preformatted_20_Text"/>
      <text:p text:style-name="Preformatted_20_Text">Unmasked <text:s text:c="7"/>CACGTTGCTATATAGGTATAGAGAACTGCACCCTGTGTGATCACTTTTTGGGGTTTGAGA</text:p>
      <text:p text:style-name="Preformatted_20_Text">Masked <text:s text:c="9"/>CACGTTGCTATATAGGTATAGAGAACTGCACCCTGTGTGATCACTTTTTGGGGTT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CAGATTTCCTCTCCTCCAGAGAATTCTACTACTTCAAGTCACTCCCTGAGAGAAG</text:p>
      <text:p text:style-name="Preformatted_20_Text">Masked <text:s text:c="9"/>TGGTTCAGATTTCCTCTCCTCCAGAGAATTCTACTACTTCAAGTCACTCCCTGA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AAAGCTGGGAGTGACTGTATATTCCGTATACATGGATCTTGTGCAGTCTTGATAGC</text:p>
      <text:p text:style-name="Preformatted_20_Text">Masked <text:s text:c="9"/>GGACAAAGCTGGGAGTGACTGTATATTCCGTATACATGGATCTTGTGCAGTCTTGA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TCCCATCAGCAAACAAAGTAATATGAGTTATGGAAAAAAAATCCAGGATAAAAAT</text:p>
      <text:p text:style-name="Preformatted_20_Text">Masked <text:s text:c="9"/>AATGTTCCCATCAGCAAACAAAGTAATATGAGTTATGGAAAAAAAATCCAGGATA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TTGATAAGTCCTTTTTGAACCTACATGGAATAATTTCACACAAATATGCTGTTCA</text:p>
      <text:p text:style-name="Preformatted_20_Text">Masked <text:s text:c="9"/>AGCTGTTGATAAGTCCTTTTTGAACCTACATGGAATAATTTCACACAAATATGCT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AAATGTTTTTCACCTTCTTCCATTCCTAAGATTCTCACTGCAATGTCTGTCCTTT</text:p>
      <text:p text:style-name="Preformatted_20_Text">Masked <text:s text:c="9"/>AGAAGAAATGTTTTTCACCTTCTTCCATTCCTAAGATTCTCACTGCAATGTCTG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TCTGTCACACATGACACTTGAAGTATTTTACAAAGATGTATTATTTTATCTGTAA</text:p>
      <text:p text:style-name="Preformatted_20_Text">Masked <text:s text:c="9"/>ATTTGTCTGTCACACATGACACTTGAAGTATTTTACAAAGATGTATTATTTTATC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ATGAGACATGAATAGCACAAAACATTAGGCAAGCTACTGCAAACCTCTTCCCTAA</text:p>
      <text:p text:style-name="Preformatted_20_Text">Masked <text:s text:c="9"/>CATGAATGAGACATGAATAGCACAAAACATTAGGCAAGCTACTGCAAACCTCTTCCCT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ATTCAGTTCCACAGCTGCAGATAGCCTAATATCTCAAAACAGACTCCTGCTCTTTGGC</text:p>
      <text:p text:style-name="Preformatted_20_Text">Masked <text:s text:c="9"/>AGATTCAGTTCCACAGCTGCAGATAGCCTAATATCTCAAAACAGACNNNNNNNNNNNNNN</text:p>
      <text:p text:style-name="Preformatted_20_Text"><text:s text:c="16"/>********************************************** <text:s text:c="13"/></text:p>
      <text:p text:style-name="Preformatted_20_Text"/>
      <text:p text:style-name="Preformatted_20_Text">Unmasked <text:s text:c="7"/>CACAACAACCCCAGGCAATGCTTCAGGTTTGGGCAGAGTGGCTGAAAGACTGTGTG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TGGACCTGGGGGTGTTGGTCAGTGCTCAGCTGAGCATGAGCCAGCAGTGTGCC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ACAAGGCCAATGGCATCCTGGCTTGTATCAGAAACAGTGATCTTGGAGGTCTT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CTCGGTGATTCTATGATTCTATGAGAATTTTACTTTTCCAGTCAAAATGCTATTGCC</text:p>
      <text:p text:style-name="Preformatted_20_Text">Masked <text:s text:c="9"/>NNNNNNNNNNNNNNNNNNNNNNNNNNNGAATTTTACTTTTCCAGTCAAAATGCTATTGCC</text:p>
      <text:p text:style-name="Preformatted_20_Text"><text:s text:c="43"/>*********************************</text:p>
      <text:p text:style-name="Preformatted_20_Text"/>
      <text:p text:style-name="Preformatted_20_Text">Unmasked <text:s text:c="7"/>CACAGGCCACGTGTATTTCACAGAGTTTACTGGATTGCAACATGCCCTGTATTCCTCTTC</text:p>
      <text:p text:style-name="Preformatted_20_Text">Masked <text:s text:c="9"/>CACAGGCCACGTGTATTTCACAGAGTTTACTGGATTGCAACATGCCCTGTATTCC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<text:span text:style-name="T1">AACTGACATTTTATGGATGAGCTAATGGCCAGCACATTTAAAAATGGCTTTTTCAAA</text:span></text:p>
      <text:p text:style-name="Preformatted_20_Text">Masked <text:s text:c="9"/>TAG<text:span text:style-name="T1">AACTGACATTTTATGGATGAGCTAATGGCCAGCACATTTAAAAATGGCTTTTTC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TCTTTGTGAAAGGGTCCATGGTGGGAACACATAGGTACATGACCACAAAGCAAGGAAT</text:span></text:p>
      <text:p text:style-name="Preformatted_20_Text">Masked <text:s text:c="9"/><text:span text:style-name="T1">GGTCTTTGTGAAAGGGTCCATGGTGGGAACACATAGGTACATGACCACAAAGCAAGGA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TGGTATTCACAGTTAAGAT</text:span>ATAAATCCTTCTGTGGTATGGATGTTTGAACTGAATGCT</text:p>
      <text:p text:style-name="Preformatted_20_Text">Masked <text:s text:c="9"/><text:span text:style-name="T1">GTTGGTATTCACAGTTAAGAT</text:span>ATAAATCCTTCTGTGGTATGGATGTTTGAACTGA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CCTGACATACTCTAAGAAGACTTGGCTTCTTTGAGTAAGGTAGCAGCAGCTTTTTA</text:p>
      <text:p text:style-name="Preformatted_20_Text">Masked <text:s text:c="9"/>GATTCCTGACATACTCTAAGAAGACTTGGCTTCTTTGAGTAAGGTAGCAGCAGCT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CAAGGTTTTGATGATAAATCCTCAGGGAAAACAATTATGTTATAATTTGCTTTAGT</text:p>
      <text:p text:style-name="Preformatted_20_Text">Masked <text:s text:c="9"/>GCATCAAGGTTTTGATGATAAATCCTCAGGGAAAACAATTATGTTATAATTTGCT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AGCTCAGTTGCTCCAGATAATATCTCATATGCTTACTGTTACACCTGTGCACAGT</text:p>
      <text:p text:style-name="Preformatted_20_Text">Masked <text:s text:c="9"/>AACTAAGCTCAGTTGCTCCAGATAATATCTCATATGCTTACTGTTACACCTGTGC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GTCTTTCTGGAGTACTTACAATTTTAATAGAAGTTAGGAAGAGAGGATGTGAAGA</text:p>
      <text:p text:style-name="Preformatted_20_Text">Masked <text:s text:c="9"/>AAAGTGTCTTTCTGGAGTACTTACAATTTTAATAGAAGTTAGGAAGAGAGGATGT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AGTACGATATGTAGTTGGATACCTCCTAGATACAGAAGCAATGAATTGCTTTTCA</text:p>
      <text:p text:style-name="Preformatted_20_Text">Masked <text:s text:c="9"/>AAGGGAGTACGATATGTAGTTGGATACCTCCTAGATACAGAAGCAATGAATTGCT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CACAAAAAAGACAGGAATAGCATCATACTCTGATGCTGTTCAAGTTTCTTAGTCAG</text:p>
      <text:p text:style-name="Preformatted_20_Text">Masked <text:s text:c="9"/>AGAACACAAAAAAGACAGGAATAGCATCATACTCTGATGCTGTTCAAGTTTCTTAGTCA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ATGAGTTACTCCATCCCATTGAAAACTAACAAAAAAAAAAAAAAAAAAAGCAATGGAC</text:p>
      <text:p text:style-name="Preformatted_20_Text">Masked <text:s text:c="9"/>TGATGAGTTACTCCATCCCATTGNNNNNNNNNNNNNNNNNNNNNNNNNNNNGCAATGGAC</text:p>
      <text:p text:style-name="Preformatted_20_Text"><text:s text:c="16"/>*********************** <text:s text:c="27"/>*********</text:p>
      <text:p text:style-name="Preformatted_20_Text"/>
      <text:p text:style-name="Preformatted_20_Text">Unmasked <text:s text:c="7"/>TACTTAGGATTCAGACTATTATTGACAATGAGGTTTGAATACTACATTCCCCAAAATGTT</text:p>
      <text:p text:style-name="Preformatted_20_Text">Masked <text:s text:c="9"/>TACTTAGGATTCAGACTATTATTGACAATGAGGTTTGAATACTACATTCCCCAAA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GCTTAGAAACTGCAATTTCTGATTTCAGAAAATGAAGGAAATATTTTACTAACCA</text:p>
      <text:p text:style-name="Preformatted_20_Text">Masked <text:s text:c="9"/>AGTGAGCTTAGAAACTGCAATTTCTGATTTCAGAAAATGAAGGAAATATTTTACT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AGTAAATGGGTTTTGCCTAACCCCATAGGTACGAACTTCACATAACAATGGCAAT</text:p>
      <text:p text:style-name="Preformatted_20_Text">Masked <text:s text:c="9"/>AAGTTAGTAAATGGGTTTTGCCTAACCCCATAGGTACGAACTTCACATAACAATG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CTGCTCAAAATGAGAAAATCTAATTGAGAGATCATTGTTTATATTTGATTTTGGT</text:p>
      <text:p text:style-name="Preformatted_20_Text">Masked <text:s text:c="9"/>TTAAACTGCTCAAAATGAGAAAATCTAATTGAGAGATCATTGTTTATATTTGATTT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ATCTGATAAAATATACAAAAGTAAACAATGTTAAAACAAATATACTGAATTAGGC</text:p>
      <text:p text:style-name="Preformatted_20_Text">Masked <text:s text:c="9"/>GCATAATCTGATAAAATATACAAAAGTAAACAATGTTAAAACAAATATACTGAATT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CTGTTAGAGAGGAAAGAAAAATCAGAACTCTGATTCATTTCAGAGCTAAAGATCT</text:p>
      <text:p text:style-name="Preformatted_20_Text">Masked <text:s text:c="9"/>ATTGTCTGTTAGAGAGGAAAGAAAAATCAGAACTCTGATTCATTTCAGAGCTAAA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CAAATCTTATTTACATTCTAGGAAATAGCTAAAGACTAAATTCCTTAAAGGAGCT</text:p>
      <text:p text:style-name="Preformatted_20_Text">Masked <text:s text:c="9"/>ACTAACAAATCTTATTTACATTCTAGGAAATAGCTAAAGACTAAATTCCTTAAAG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AAATGTATATTAATTTGACAGTGTTACATGATGAGATTTAACACTCGCTAAAATAT</text:p>
      <text:p text:style-name="Preformatted_20_Text">Masked <text:s text:c="9"/>GTTAAAATGTATATTAATTTGACAGTGTTACATGATGAGATTTAACACTCGCTA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CTGCAGCTTTCTGTTTATTTTTGATCATCTGAGCTGATCCACATGAGCTGGTTGG</text:p>
      <text:p text:style-name="Preformatted_20_Text">Masked <text:s text:c="9"/>TACTGCTGCAGCTTTCTGTTTATTTTTGATCATCTGAGCTGATCCACATGAGCTGG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CAGTGATATTTCCATTTGTTTTCAGATATTAGAACTCCAACAGAAGTTTTGTGTC</text:p>
      <text:p text:style-name="Preformatted_20_Text">Masked <text:s text:c="9"/>AGAAGCAGTGATATTTCCATTTGTTTTCAGATATTAGAACTCCAACAGAAGTTTT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ACCATAGTAATTCTGGCTTTTTTTCCATTGCTCATGAAAGCAAAAATCATTAAA</text:p>
      <text:p text:style-name="Preformatted_20_Text">Masked <text:s text:c="9"/>CCAAAAACCATAGTAATTCTGGCTTTTTTTCCATTGCTCATGAAAGCAAAAATC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TCTGTGTTTGATAGAGGTGAGGAGAACTTTGTAATAGGTACACCTGATGAATACT</text:p>
      <text:p text:style-name="Preformatted_20_Text">Masked <text:s text:c="9"/>ATAGATCTGTGTTTGATAGAGGTGAGGAGAACTTTGTAATAGGTACACCTGATGA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CTGGGCTACGGTTTCTGGCATTAAAAGGTGACTCTGGAGAAAAGATGGATATTTC</text:p>
      <text:p text:style-name="Preformatted_20_Text">Masked <text:s text:c="9"/>CTATGCTGGGCTACGGTTTCTGGCATTAAAAGGTGACTCTGGAGAAAAGATGGATA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AGAAATTAACAGAAAAAAATGATGAGACCAAAAGGCAGATTCTAAGGTGATGGT</text:p>
      <text:p text:style-name="Preformatted_20_Text">Masked <text:s text:c="9"/>AATGTAAGAAATTAACAGAAAAAAATGATGAGACCAAAAGGCAGATTCTAAGGTGATG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GCAAGGTGGTGTGATATTTTTCTGCATTGTCATGAATCACATCATGTTTGTAAATATT</text:p>
      <text:p text:style-name="Preformatted_20_Text">Masked <text:s text:c="9"/>GTGCAAGGTGGTGTGATATTTTTCTGCATTGTCATGAATCACATCATGTTTGTA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AAATTTTTTTCTACTTTTTTCAAATTAATTCAAGTGCTTTTGCTGAATTCAGCTTT</text:p>
      <text:p text:style-name="Preformatted_20_Text">Masked <text:s text:c="9"/>TTGCAAATTTTTTTCTACTTTTTTCAAATTAATTCAAGTGCTTTTGCTGAATTCA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AACTCTTTTCTAATCACATGTGTTCTTAGCTATTCAACTTGATATATTTTAAATT</text:p>
      <text:p text:style-name="Preformatted_20_Text">Masked <text:s text:c="9"/>TGGTTAACTCTTTTCTAATCACATGTGTTCTTAGCTATTCAACTTGATATATTTT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TATAGGATTGCTGCTCAGCAGTTTTAGAAAAAAAAATCAAGAAAATTTTATGTT</text:p>
      <text:p text:style-name="Preformatted_20_Text">Masked <text:s text:c="9"/>AATTTTTATAGGATTGCTGCTCAGCAGTTTTAGAAAAAAAAATCAAGAAAATTTT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TGCCCTGACACTGCAGAAACTCAAAGCATTAGTAATACTTTTCAAATCATAGTCTT</text:p>
      <text:p text:style-name="Preformatted_20_Text">Masked <text:s text:c="9"/>TGATTGCCCTGACACTGCAGAAACTCAAAGCATTAGTAATACTTTTCAAATCATA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CACACAGCCAGTGTCGCCATCTGTGAGACATGGCATGCCAAGCCAACTATGAGGA</text:p>
      <text:p text:style-name="Preformatted_20_Text">Masked <text:s text:c="9"/>GTTTTCACACAGCCAGTGTCGCCATCTGTGAGACATGGCATGCCAAGCCAACTATG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GGTACAGTCTGTGATAGACCTGGAAGCTCTCATGTCAGAACATGCAATATAGTGTG</text:p>
      <text:p text:style-name="Preformatted_20_Text">Masked <text:s text:c="9"/>GGAGGGTACAGTCTGTGATAGACCTGGAAGCTCTCATGTCAGAACATGCAATATA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ACAAAAGCATAGCAAAACAAGGTTTTTGTTGAGTTTACGTTTGATGCCTTCCCAA</text:p>
      <text:p text:style-name="Preformatted_20_Text">Masked <text:s text:c="9"/>ATCAAACAAAAGCATAGCAAAACAAGGTTTTTGTTGAGTTTACGTTTGATGCCTTC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GGGTACTCCACTCTGTGGCCATCCACTGGCTCTCAGCGACTTGTGGATCTTGAGA</text:p>
      <text:p text:style-name="Preformatted_20_Text">Masked <text:s text:c="9"/>CATCAGGGTACTCCACTCTGTGGCCATCCACTGGCTCTCAGCGACTTGTGGATCT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CTGCACATGCTGCTGAATGTGGACCACAGATGATGCCCCAGGGAACCAGGCAAAG</text:p>
      <text:p text:style-name="Preformatted_20_Text">Masked <text:s text:c="9"/>TCATGCTGCACATGCTGCTGAATGTGGACCACAGATGATGCCCCAGGGAACCAGG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GCAAGACAGCATATGTGCCCAGCATTTGCAAGGTCTGACTACAAGCTCAGAATATC</text:p>
      <text:p text:style-name="Preformatted_20_Text">Masked <text:s text:c="9"/>GAATGCAAGACAGCATATGTGCCCAGCATTTGCAAGGTCTGACTACAAGCTCAGAA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TCAGGTGTTTTTTTTTTTTTTTTTTTTTTTTTTTTGTGGGGCAGTAAAAAAAAAA</text:p>
      <text:p text:style-name="Preformatted_20_Text">Masked <text:s text:c="9"/>AAATTTCAGGTGNNNNNNNNNNNNNNNNNNNNNNNNNNNNGTGGGGCAGTNNNNNNNNNN</text:p>
      <text:p text:style-name="Preformatted_20_Text"><text:s text:c="16"/>************ <text:s text:c="27"/>********** <text:s text:c="9"/></text:p>
      <text:p text:style-name="Preformatted_20_Text"/>
      <text:p text:style-name="Preformatted_20_Text">Unmasked <text:s text:c="7"/>AAACAAAAAGTTGTTTTTTTNNNNNNNNNNNNNNNNNNNNNNNNNNNNNNNNNNNNNNNN</text:p>
      <text:p text:style-name="Preformatted_20_Text">Masked <text:s text:c="9"/>NNNNNNNNNGTTGTTTTTTTNNNNNNNNNNNNNNNNNNNNNNNNNNNNNNNNNNNNNNNN</text:p>
      <text:p text:style-name="Preformatted_20_Text"><text:s text:c="25"/>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<text:soft-page-break/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TCTCCTGCTGCTAATATTTAAAAAATAATAAGAAGGGACTGAGGAA</text:p>
      <text:p text:style-name="Preformatted_20_Text">Masked <text:s text:c="9"/>NNNNNNNNNNNNNNTCTCCTGCTGCTAATATTTAAAAAATAATAAGAAGGGACTG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ACTCCTGTCTCAAAAGCCTCCCTCTGCTTCCACAGAGAGTTGAATGTTGCTGAAA</text:p>
      <text:p text:style-name="Preformatted_20_Text">Masked <text:s text:c="9"/>GAAACACTCCTGTCTCAAAAGCCTCCCTCTGCTTCCACAGAGAGTTGAATGTTG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CACACCAGCCCAGGAGCTCCCAGCTGCTGTTTAATAACCACACTCTGAAGCTGAG</text:p>
      <text:p text:style-name="Preformatted_20_Text">Masked <text:s text:c="9"/>GCTTCCACACCAGCCCAGGAGCTCCCAGCTGCTGTTTAATAACCACACTCTGAAG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CCCCTGCTGCTTGATTTAAATCCTCCTGACGTCCCACCTATCACAAGCCCCATC</text:p>
      <text:p text:style-name="Preformatted_20_Text">Masked <text:s text:c="9"/>TTTTTCCCCCTGCTGCTTGATTTAAATCCTCCTGACGTCCCACCTATCACAAGCCC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GGCTGAACAAAATGCTATCTGCCTGAGAAAGGATGCCCTCCTCAGTGCACTCAGTCA</text:p>
      <text:p text:style-name="Preformatted_20_Text">Masked <text:s text:c="9"/>CTCGGCTGAACAAAATGCTATCTGCCTGAGAAAGGATGCCCTCCTCAGTGCACTC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AGGATTTTGCCTTGACATCTTCAAGCAAAAGAAAAGCACAGCTTGTACCCCCCTCC</text:p>
      <text:p text:style-name="Preformatted_20_Text">Masked <text:s text:c="9"/>GGGGAGGATTTTGCCTTGACATCTTCAAGCAAAAGAAAAGCACAGCTTGTACCCC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AAAGAATCACAGCCACGTCACAAACATCCTCCTGAAGTTGTGCTGTCACTTTTC</text:p>
      <text:p text:style-name="Preformatted_20_Text">Masked <text:s text:c="9"/>AATGAAAAAGAATCACAGCCACGTCACAAACATCCTCCTGAAGTTGTGCTGTCAC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CAAAAAGAATCCAATCCCACAAACACACACATAAAAAAAAAAAAAAAAAAAAAAA</text:p>
      <text:p text:style-name="Preformatted_20_Text">Masked <text:s text:c="9"/>AACTGCAAAAAGAATCCAATCCCACAAACACACACAT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AAACCAAATCACAGAACTGCAGGGGTTGGAAGGGACCTCCAGAGATCATCGAGTCCCACC</text:p>
      <text:p text:style-name="Preformatted_20_Text">Masked <text:s text:c="9"/>NNNCCANNNNNNNNNNNNNNNNNNNNNNNNNNNNNNNNNNNNNNNNNNNNNNNNNNNNNN</text:p>
      <text:p text:style-name="Preformatted_20_Text"><text:s text:c="19"/>*** <text:s text:c="53"/></text:p>
      <text:p text:style-name="Preformatted_20_Text"/>
      <text:p text:style-name="Preformatted_20_Text">Unmasked <text:s text:c="7"/>CACTGCCAAAGTAGGCTCCCTAGCCCAAGTTGCACAAGTATGTACCCAGGTAGGTG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TCTCCAGAGGAGACTCCACATCTTCTCTGTGCAGCCTGTGCCAGTGCTTCATCA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CACTGTGAAGAAGTTCTTACACACGTGTGAAACTTCCTATGCTTCAGCCTGTGGCTG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TCGTCCTATCGCCATGCGCAACTGGAAGGAGTCTGGCCTCATCCCTTTGCCTC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GTATTTATAGACATCAATCCGATTCGTTCTCAGTCTTCCTTTCTCAAGGCTGA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CAGATTGCTCAGCCTTTCCTCATAAGAGAGATGCTCCACACCCTTTATCATCT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TCTCTGCTGGACTCTTTCCAGGAGAAATCGTTTTTGTTGTTGTTGGTTTTTTTTCAT</text:p>
      <text:p text:style-name="Preformatted_20_Text">Masked <text:s text:c="9"/>NNNNNNNNNNNNNNNNNNNNNNNNNNNNNNNNNNNNNNNNNNTTGTTGGTTTTTTTTCAT</text:p>
      <text:p text:style-name="Preformatted_20_Text"><text:s text:c="58"/>******************</text:p>
      <text:p text:style-name="Preformatted_20_Text"/>
      <text:p text:style-name="Preformatted_20_Text">Unmasked <text:s text:c="7"/>TTGTGAAAACCCTGCATTTATAAATGTACACTGCCACTGAGGCATTTCACTCCTCTTTTC</text:p>
      <text:p text:style-name="Preformatted_20_Text">Masked <text:s text:c="9"/>TTGTGAAAACCCTGCATTTATAAATGTACACTGCCACTGAGGCATTTCACTCCTC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AAGACAAGACTTCCTGCATAGATCACATCTCCTCTTGGACAGCATCTTCTCTCTA</text:p>
      <text:p text:style-name="Preformatted_20_Text">Masked <text:s text:c="9"/>CACTGAAGACAAGACTTCCTGCATAGATCACATCTCCTCTTGGACAGCATCTTCTC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TGAGATGTATTTTCTGTAAAAGTGTCTTTTCACAAACAGAGATAAGCAGATGCAG</text:p>
      <text:p text:style-name="Preformatted_20_Text">Masked <text:s text:c="9"/>CATAGTGAGATGTATTTTCTGTAAAAGTGTCTTTTCACAAACAGAGATAAGCAGA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CCTGCAAGCCTGGCTCTCCAGAGAGACTGAATACACAAGGAAACTGCATAAGATC</text:p>
      <text:p text:style-name="Preformatted_20_Text">Masked <text:s text:c="9"/>ACAGCCCTGCAAGCCTGGCTCTCCAGAGAGACTGAATACACAAGGAAACTGCATA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GAGATAAGTCAGATTATTGATTTTAGCTGAATAACATTCTTCAGCTGAGTCAAA</text:p>
      <text:p text:style-name="Preformatted_20_Text">Masked <text:s text:c="9"/>TCCCATGAGATAAGTCAGATTATTGATTTTAGCTGAATAACATTCTTCAGCTGAG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TTGAGATTCAATCATGTGGTTTTTTCATAGAATCACTGAATCTCTAAGGTTGAAA</text:p>
      <text:p text:style-name="Preformatted_20_Text">Masked <text:s text:c="9"/>TTATTTTGAGATTCAATCATGTGGTTTTTNNNNNNNNNNNNNNNNNNNNNNNNNNNNNNN</text:p>
      <text:p text:style-name="Preformatted_20_Text"><text:s text:c="16"/>***************************** <text:s text:c="30"/></text:p>
      <text:p text:style-name="Preformatted_20_Text"/>
      <text:p text:style-name="Preformatted_20_Text">Unmasked <text:s text:c="7"/>AAGATTTGTTACATTATCCAGTCCAACTGTCCACTCACCACCAATATTGTTCACTAA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CTCATTAGTACAACATCTACAGGTTTCTTGAAAATATCCAGCGACAGTGACTC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CCATGGGCAGCCAGTTCCAGTGCCTGACCACTCTTTCAGAGGAGTTATTTGTA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ACTTGAAAGTCCCCTTGCACAACGTAAGGCTATTCCCTCTCATGCTATTGCTG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TTGAAAAAAAAGGCCAACCACCAACTCATCACAACCTCCTTTCAGGTAGTTGTAG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ATTGTCTCCCCTGAGCCTCCTCTTCTCTAGATTAAGCAATCCCATTTCTCTT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CCTCGTAAGGCTTGTGCTCCAGTCCCCTCAGCACCTCCAATGAACACTGAAAATTTT</text:p>
      <text:p text:style-name="Preformatted_20_Text">Masked <text:s text:c="9"/>NNNNNNNNNNNNNNNNNNNNNNNNNNNNNNNNNNNNNNNNNAATGAACACTGAAAATTTT</text:p>
      <text:p text:style-name="Preformatted_20_Text"><text:s text:c="57"/>*******************</text:p>
      <text:p text:style-name="Preformatted_20_Text"/>
      <text:p text:style-name="Preformatted_20_Text">Unmasked <text:s text:c="7"/>CAAGGATAAAAATCAAACATCTTAGTAAAGTTTAGGTTGTTTTTTGGTCAAAATTTACTT</text:p>
      <text:p text:style-name="Preformatted_20_Text">Masked <text:s text:c="9"/>CAAGGATAAAAATCAAACATCTTAGTAAAGTTTAGGTTGTTTTTTGGTCAAAATTT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CTGTAAATTGCTATTCAGCCTTTACTAACGCTTTCTGTAGAATGATTTTGCTGCT</text:p>
      <text:p text:style-name="Preformatted_20_Text">Masked <text:s text:c="9"/>TTCTACTGTAAATTGCTATTCAGCCTTTACTAACGCTTTCTGTAGAATGATTTTG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TAAAATATCTTCTGTTACATTATTCTTTGTGATCAAAATCAGTATTCACATCTGTG</text:p>
      <text:p text:style-name="Preformatted_20_Text">Masked <text:s text:c="9"/>TGGATAAAATATCTTCTGTTACATTATTCTTTGTGATCAAAATCAGTATTCACAT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CTTATGATTATTTTCATAAGTTAAATACATTATGCATCTTTACAGTGCTATGTGA</text:p>
      <text:p text:style-name="Preformatted_20_Text">Masked <text:s text:c="9"/>TTTGTCTTATGATTATTTTCATAAGTTAAATACATTATGCATCTTTACAGTGCTA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TTAACTTCCTGTTCTGATTTCTCATACAATCGTTTCATCCTCTTTTTCTAGA<text:span text:style-name="T1">AT</text:span></text:p>
      <text:p text:style-name="Preformatted_20_Text">Masked <text:s text:c="9"/>TTTTTTTTAACTTCCTGTTCTGATTTCTCATACAATCGTTTCATCCTCTTTTTCTAGA<text:span text:style-name="T1">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AACAGACAAAATTTTTCACACCTGAGTTCTATCATGATAATAAATGTTATAAGAGTT</text:span></text:p>
      <text:p text:style-name="Preformatted_20_Text">Masked <text:s text:c="9"/><text:span text:style-name="T1">AGAAACAGACAAAATTTTTCACACCTGAGTTCTATCATGATAATAAATGTTATAAGAG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ACACAGACAAATAAAAACCTCTTCAAATTTGACTGCCTCTGAAATACACACCTATACC</text:span></text:p>
      <text:p text:style-name="Preformatted_20_Text">Masked <text:s text:c="9"/><text:span text:style-name="T1">CTACACAGACAAATAAAAACCTCTTCAAATTTGACTGCCTCTGAAATACACACCTATA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CTGGAGGGAGTAGCAGGAATGCCTCAGGAGCAAATTTAAAGTTTCACTATTGCTAGAT</text:span></text:p>
      <text:p text:style-name="Preformatted_20_Text">Masked <text:s text:c="9"/><text:span text:style-name="T1">TACTGGAGGGAGTAGCAGGAATGCCTCAGGAGCAAATTTAAAGTTTCACTATTGCTAG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TAAGTTTCCGTTCTATGTTACTTAGCTTCACAGGAATG</text:span>ATAAGCCTGATCAAGTAAAA</text:p>
      <text:p text:style-name="Preformatted_20_Text">Masked <text:s text:c="9"/><text:span text:style-name="T1">TTTAAGTTTCCGTTCTATGTTACTTAGCTTCACAGGAATG</text:span>ATAAGCCTGATCAAG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TTAATTACTTTACAAGTACAATTTATATAGTATTAGAATAAAGGCAAGCCTAGGGA</text:p>
      <text:p text:style-name="Preformatted_20_Text">Masked <text:s text:c="9"/>ATACTTAATTACTTTACAAGTACAATTTATATAGTATTAGAATAAAGGCAAGCCT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AAACAGTAAAGGATTTTGCACATGCTGAACAGCAAGAATATTTGCATCTACCAAA</text:p>
      <text:p text:style-name="Preformatted_20_Text">Masked <text:s text:c="9"/>CATCAAAACAGTAAAGGATTTTGCACATGCTGAACAGCAAGAATATTTGCATCTA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TTCAGAGAGATTTAGAGGCCCGAAGACTTCATCTAACCCTAATAGCATTTGAGTC</text:p>
      <text:p text:style-name="Preformatted_20_Text">Masked <text:s text:c="9"/>CTTTCTTCAGAGAGATTTAGAGGCCCGAAGACTTCATCTAACCCTAATAGCATTTGAG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GCAGTTTAAGATGCCTTAAATGGTGCCACCTGATGTGGTGGTCAGCTGCTAAATTCCTC</text:p>
      <text:p text:style-name="Preformatted_20_Text">Masked <text:s text:c="9"/>GGCAGTTTAAGATGCCTTAAATGGTGCCACCTGATGTGGTGGTCAGCTGCTAAAT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GTACCTCCTATTAGGCACTGCTGTTAAGGAAGACACGTAAGAGCTGCAGATAATAA</text:p>
      <text:p text:style-name="Preformatted_20_Text">Masked <text:s text:c="9"/>TTATGTACCTCCTATTAGGCACTGCTGTTAAGGAAGACACGTAAGAGCTGCAGA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GTTTGTAAGGCAAGTGCCTTAACTGCAGCTATTTCACAAGATGTCATATGTCACAA</text:p>
      <text:p text:style-name="Preformatted_20_Text">Masked <text:s text:c="9"/>TGGGGTTTGTAAGGCAAGTGCCTTAACTGCAGCTATTTCACAAGATGTCATATGT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AGCTAGGACCTACTGTAGGATATTGTGTAAAATTAAACAGTGTAATTTAACATAA</text:p>
      <text:p text:style-name="Preformatted_20_Text">Masked <text:s text:c="9"/>GCAGCAGCTAGGACCTACTGTAGGATATTGTGTAAAATTAAACAGTGTAATTTAA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AGAATGTATGAGTCATATGCCTCAAAGGGATAATTCTCCTGATCAGTTTTTATTA</text:p>
      <text:p text:style-name="Preformatted_20_Text">Masked <text:s text:c="9"/>GATGTAGAATGTATGAGTCATATGCCTCAAAGGGATAATTCTCCTGATCAGTTTT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TTATTTTAGAGTGTTTGTTTTGTTTTGTCTCATTTTTAGTTGGAGCTGTGCCCCT</text:p>
      <text:p text:style-name="Preformatted_20_Text">Masked <text:s text:c="9"/>TTTTATTATTTTAGAGTGTTTGTTTTGTTTTGTCTCATTTTTAGTTGGAGCTGTGC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AAACAGTCTGAGAATAACAGTGTGATCCAGAATAAGAGAGAATTTATTTCTGTTC</text:p>
      <text:p text:style-name="Preformatted_20_Text">Masked <text:s text:c="9"/>CATGCAAACAGTCTGAGAATAACAGTGTGATCCAGAATAAGAGAGAATTTATTTC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TAAATGAAAGCAAAACTCCAGCTGATCTTAGTGGGCATAGCTTCCACTATCTGG</text:p>
      <text:p text:style-name="Preformatted_20_Text">Masked <text:s text:c="9"/>TGAAAATAAATGAAAGCAAAACTCCAGCTGATCTTAGTGGGCATAGCTTCCACTAT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CATATGGAATTTTTTATTCTGTTAGAAAAGTTGAGATCTTTACATTTTACACCTA</text:p>
      <text:p text:style-name="Preformatted_20_Text">Masked <text:s text:c="9"/>TAAGCCATATGGAATTTTTTATTCTGTTAGAAAAGTTGAGATCTTTACATTTTAC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AAGACAGTCTAGCCAAATTGATCTCAAAAATAATTAGCAAGGGTAGAGATCTGCA</text:p>
      <text:p text:style-name="Preformatted_20_Text">Masked <text:s text:c="9"/>AAAAGAAGACAGTCTAGCCAAATTGATCTCAAAAATAATTAGCAAGGGTAGAGAT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GTCTGAACTTCTTGCTACTTCCTCAGTTTTAATTGGAGAATGTTCTACTTCAGTT</text:p>
      <text:p text:style-name="Preformatted_20_Text">Masked <text:s text:c="9"/>GAATAGTCTGAACTTCTTGCTACTTCCTCAGTTTTAATTGGAGAATGTTCTAC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AGTTTTTCTATTTTCTGTGTTGAG<text:span text:style-name="T1">AACCAAACCTTTCTACATACAAAAGAAAAGA</text:span></text:p>
      <text:p text:style-name="Preformatted_20_Text">Masked <text:s text:c="9"/>AAGCAAGTTTTTCTATTTTCTGTGTTGAG<text:span text:style-name="T1">AACCAAACCTTTCTACATACAAAAGAAA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CACCTTGGAAGATTCCAAATG</text:span>TAGTGTCCATCTCATAGCTAGTTTACACTTGAAATTT</text:p>
      <text:p text:style-name="Preformatted_20_Text">Masked <text:s text:c="9"/><text:span text:style-name="T1">TTCACCTTGGAAGATTCCAAATG</text:span>TAGTGTCCATCTCATAGCTAGTTTACACTTGA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ACATTGGTTAAGATAGGGTAGTGTTTATTTAATATTCCTTCATGTAGTTGAGATGC</text:p>
      <text:p text:style-name="Preformatted_20_Text">Masked <text:s text:c="9"/>CCTTACATTGGTTAAGATAGGGTAGTGTTTATTTAATATTCCTTCATGTAGTTGAG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GCTTTGTACTGAATTAAAGTGATCTTTCTGGAATAAGTTAGAAAAGCCAATTGCC</text:p>
      <text:p text:style-name="Preformatted_20_Text"><text:soft-page-break/>Masked <text:s text:c="9"/>ACATGGCTTTGTACTGAATTAAAGTGATCTTTCTGGAATAAGTTAGAAAAGCCAA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GGTTTTGGAGGTCTGAATACATGTACCTGACAGCAACAGTATTACTGATGAATAT</text:p>
      <text:p text:style-name="Preformatted_20_Text">Masked <text:s text:c="9"/>ATGCTGGTTTTGGAGGTCTGAATACATGTACCTGACAGCAACAGTATTACTGATG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AAAATGAAAAGGATGCCAGGTAAAATGTAAATTATGTATCACAGTGTTATCCTTTT</text:p>
      <text:p text:style-name="Preformatted_20_Text">Masked <text:s text:c="9"/>CGAGAAAATGAAAAGGATGCCAGGTAAAATGTAAATTATGTATCACAGTGTTATC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CTTGGAGATCACTGTGATTCTTTTATTAAGAATTAGTATAAAGCAAAATTCTTCC</text:p>
      <text:p text:style-name="Preformatted_20_Text">Masked <text:s text:c="9"/>CAGCACTTGGAGATCACTGTGATTCTTTTATTAAGAATTAGTATAAAGCAAAATTC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TAAAGATAAGGCACCAGACATTAAATTTAATACACAGAAATGATGTGCTGAAGA</text:p>
      <text:p text:style-name="Preformatted_20_Text">Masked <text:s text:c="9"/>TGAACATAAAGATAAGGCACCAGACATTAAATTTAATACACAGAAATGATGTGCT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ACTGTGAAGATCCAAAATGGCTGTCATAGATTACATGCAGTGGGTAAAGTCCTTGGTT</text:span></text:p>
      <text:p text:style-name="Preformatted_20_Text">Masked <text:s text:c="9"/><text:span text:style-name="T1">TTACTGTGAAGATCCAAAATGGCTGTCATAGATTACATGCAGTGGGTAAAGTCCTTGG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TGCTCCAGTAGTAACATAGCAAAGG</text:span>GTCAGTATAGCCTCCTTATAGATACAGCTCTTA</text:p>
      <text:p text:style-name="Preformatted_20_Text">Masked <text:s text:c="9"/><text:span text:style-name="T1">GATGCTCCAGTAGTAACATAGCAAAGG</text:span>GTCAGTATAGCCTCCTTATAGATACAGCT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TGAAAGCTTTTGTTGTTAAATGAAGGTGAGTTTCAAAATTTATAATAAACTTCCA</text:p>
      <text:p text:style-name="Preformatted_20_Text">Masked <text:s text:c="9"/>CAGTTTGAAAGCTTTTGTTGTTAAATGAAGGTGAGTTTCAAAATTTATAATAAAC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TTTCTTCATTTTGACAATTTCTTCAGGTGTTTATTCTAGAATTCTGAACTTTGAA</text:p>
      <text:p text:style-name="Preformatted_20_Text">Masked <text:s text:c="9"/>GATATTTTCTTCATTTTGACAATTTCTTCAGGTGTTTATTCTAGAATTCTGAACT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CTGGTGTAGATGGGCCTTTTCTTCTAAAGCTCTCCCAAGTACATTTCCACATTAT</text:p>
      <text:p text:style-name="Preformatted_20_Text">Masked <text:s text:c="9"/>AAGGGCTGGTGTAGATGGGCCTTTTCTTCTAAAGCTCTCCCAAGTACATTTCCA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CATTATCTGTGGTGAAGTTTTGAAGCACAGATGCCCAAAATGGGTCTTAGAACTC</text:p>
      <text:p text:style-name="Preformatted_20_Text">Masked <text:s text:c="9"/>AAACTCATTATCTGTGGTGAAGTTTTGAAGCACAGATGCCCAAAATGGGTCTTAG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CAGGCAGCTTCCTAGTGTGACAACATACTGAAAGCTCTGGAAGCAGTGTTACTG</text:p>
      <text:p text:style-name="Preformatted_20_Text">Masked <text:s text:c="9"/>AATATTCAGGCAGCTTCCTAGTGTGACAACATACTGAAAGCTCTGGAAGCAGTGT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GAAAGTTTTCTAAAGCCAAGTCTGGGTAGGTGGGATGTATGCTAGATGATGCAAA</text:p>
      <text:p text:style-name="Preformatted_20_Text">Masked <text:s text:c="9"/>ACAAGGAAAGTTTTCTAAAGCCAAGTCTGGGTAGGTGGGATGTATGCTAGATGA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TGCAGAGTCACTAAAGCTGCAAGAGTTAAAGAACTAAACCATAGACCACTTTGTCT</text:p>
      <text:p text:style-name="Preformatted_20_Text">Masked <text:s text:c="9"/>GATCTGCAGAGTCACTAAAGCTGCAAGAGTTAAAGAACTAAACCATAGACCACTT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CAAACACACTGGGTAAAAAAACTCTAGTTAGTGATGTTGGGCGTGGAACACCTCA</text:p>
      <text:p text:style-name="Preformatted_20_Text">Masked <text:s text:c="9"/>TCTCTCAAACACACTGGGTAAAAAAACTCTAGTTAGTGATGTTG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<text:soft-page-break/>Unmasked <text:s text:c="7"/>CTTATGAGGAAAGGCTGAGAGCCCTGGGCCTGTTCAGTCGTGAAAAAAGAAGACTC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ATCTGATCCACATCTATAAATATCTAAGGAGTGGGAGGCAAAGGGATGAGGCTGG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TCTCTGCAGTGTGTGGTGATAGGACAAGGGGAAATGGCCACAAACTGAAGCAT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TCAGCACAAATGTGTGTGGGAACTTCTTCACAGTGCAGTGACGGAGCACTGGC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CACAGAGAGGTGGTGGAGTCTCCTTCTCTGGAGACATCCAAGACCCACATGGA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CCTGCGCAACCTGGGCTAGGGAGCTGCTTTGGCAGGGGGTTGGACTCGATGATC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GTCCCTTCCAACCCATACAGTTCTGTGATTTTGTGATCTTTCTGTCACTGAACAGA</text:p>
      <text:p text:style-name="Preformatted_20_Text">Masked <text:s text:c="9"/>NNNNNNNNNNNNNNNNNNNNNNNNNNNNNNNNNNNNNTGATCTTTCTGTCACTGAACAGA</text:p>
      <text:p text:style-name="Preformatted_20_Text"><text:s text:c="53"/>***********************</text:p>
      <text:p text:style-name="Preformatted_20_Text"/>
      <text:p text:style-name="Preformatted_20_Text">Unmasked <text:s text:c="7"/>AGACAGCGAGATACTGGAGTAATCCTAGTATGCTGTCCTAATACCAG<text:span text:style-name="T1">CTATCACTGACGG</text:span></text:p>
      <text:p text:style-name="Preformatted_20_Text">Masked <text:s text:c="9"/>AGACAGCGAGATACTGGAGTAATCCTAGTATGCTGTCCTAATACCAG<text:span text:style-name="T1">CTATCACTGAC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CTGGAGCTGACAGATCACCTGGTTCACATCAATGGTGAAAGTATTTGAACTTGCCAG</text:span></text:p>
      <text:p text:style-name="Preformatted_20_Text">Masked <text:s text:c="9"/><text:span text:style-name="T1">AGACTGGAGCTGACAGATCACCTGGTTCACATCAATGGTGAAAGTATTTGAACTTGCC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ATTATCCTACACCACAACTTGGTCAGAGACCATGCCATGGTAAATTCATTGAAAAA</text:span></text:p>
      <text:p text:style-name="Preformatted_20_Text">Masked <text:s text:c="9"/><text:span text:style-name="T1">TGTAATTATCCTACACCACAACTTGGTCAGAGACCATGCCATGGTAAATTCATTGAA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CCCTGTGAA</text:span>AAAGTGATAAAGCTATGCTGCTCAAAAGCAGGTAAGCAGCTTTTCGTC</text:p>
      <text:p text:style-name="Preformatted_20_Text">Masked <text:s text:c="9"/><text:span text:style-name="T1">TGTCCCTGTGAA</text:span>AAAGTGATAAAGCTATGCTGCTCAAAAGCAGGTAAGCAGCTTTT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TACTGTGATGCTGTTTTGAATAGTCAGCAATATT</text:p>
      <text:p text:style-name="Preformatted_20_Text">Masked <text:s text:c="9"/>AGTACTACTGTGATGCTGTTTTGAATAGTCAGCAATATT</text:p>
      <text:p text:style-name="P1"><text:s text:c="16"/>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301001497o0X+clustalw.dnd" text:style-name="Internet_20_link" text:visited-style-name="Visited_20_Internet_20_Link">clustalw.dnd</text:a></text:p>
      <text:p text:style-name="Preformatted_20_Text"/>
      <text:p text:style-name="P1">(Unmasked:0.094399,Masked:0.094399);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2T21:27:38.552695905</meta:creation-date>
    <dc:date>2022-04-02T23:05:13.448321273</dc:date>
    <meta:editing-duration>PT1H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8" meta:paragraph-count="780" meta:word-count="1305" meta:character-count="58214" meta:non-whitespace-character-count="46681"/>
  </office:meta>
</office:document-meta>
</file>